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bd8" officeooo:paragraph-rsid="00096bd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5T12:59:31.461000000</meta:creation-date>
    <dc:date>2023-02-25T12:59:48.562000000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0.3$Windows_X86_64 LibreOffice_project/c21113d003cd3efa8c53188764377a8272d9d6de</meta:generator>
  </office:meta>
</office:document-meta>
</file>